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ciiArtCoordinate.getY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.getYG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Line.setYStart( double y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Str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ciiArtRect.setYUpperLeft( double yUpperLef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Line.getY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String.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Rect.setXLowerRight( double xLower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Rect.getYUpper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.getXG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Builder.findCornerPatter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sciiArtRect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Builder.findStringPatter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sciiArtString.AsciiArtString( AsciiArtCoordinate aac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ciiArtString.setX( doubl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Line.getX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Coordinate.setTransXY( double tx , double 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ciiArtRect.setXUpperLeft( double xUpperLef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Builder.findRec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ciiArtLine.setYEnd( double y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Coordinate.setAsciiArtPad( AsciiArtPad asciiArtP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.AsciiArt( String [ ]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ciiArtPad.AsciiArtP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Rect.getXUpper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Rect.getXLower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Coordinate.setXY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ciiArtPadBuilder.AsciiArtPadBuilder( AsciiArtPad asciiArtP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Coordinate.getX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Builder.findLinePatter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sciiArtLine.AsciiArtLine( AsciiArtCoordinate start , AsciiArtCoordinate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ciiArtLine.setXEnd( double x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R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ciiArtLine.getY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Coordinate.AsciiArtCoordinate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Rect.AsciiArtRect( AsciiArtCoordinate upperLeft , AsciiArtCoordinate lower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ciiArtPad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String.set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Builder.build( String [ ] ascii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ciiArtRect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Coordinate.AsciiArtCoordinate( AsciiArtPad asciiArtP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.setXGrid( double xG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Rect.setYLowerRight( double yLower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Lin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ciiArtPad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String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Line.setXStart( double x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.get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Line.getX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.AsciiArtPad( int w ,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ciiArtString.setY( double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String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.getColumn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ciiArtPad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Coordinate.AsciiArtCoord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sciiArt.getRow( int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ciiArtPad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Rect.getYLower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ArtPad.setYGrid( double yG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